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unta Sans" svg:font-family="'Xunta Sans'" style:font-family-generic="modern" style:font-pitch="variable"/>
    <style:font-face style:name="Xunta Sans1" svg:font-family="'Xunta Sans'" style:font-family-generic="swiss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8.414cm"/>
    </style:style>
    <style:style style:name="Tabla3.B" style:family="table-column">
      <style:table-column-properties style:column-width="8.599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B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9.604cm"/>
    </style:style>
    <style:style style:name="Tabla1.B" style:family="table-column">
      <style:table-column-properties style:column-width="7.408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123cm"/>
    </style:style>
    <style:style style:name="Tabla2.B" style:family="table-column">
      <style:table-column-properties style:column-width="8.89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style:font-name="Xunta Sans" fo:font-size="11pt" officeooo:paragraph-rsid="00264aae" style:font-size-asian="11pt" style:font-size-complex="11pt"/>
    </style:style>
    <style:style style:name="P2" style:family="paragraph" style:parent-style-name="Normal">
      <style:paragraph-properties fo:margin-top="0cm" fo:margin-bottom="0cm" style:contextual-spacing="false" fo:line-height="115%" fo:text-align="justify" style:justify-single-word="false"/>
      <style:text-properties style:font-name="Xunta Sans" fo:font-size="10.5pt" fo:font-style="normal" officeooo:paragraph-rsid="0027ead1" style:font-size-asian="10.5pt" style:font-style-asian="normal" style:font-name-complex="Arial1" style:font-size-complex="10.5pt" style:font-style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fo:font-style="normal" officeooo:paragraph-rsid="0031cc27" style:font-size-asian="10.5pt" style:font-style-asian="normal" style:font-size-complex="10.5pt" style:font-style-complex="normal"/>
    </style:style>
    <style:style style:name="P4" style:family="paragraph" style:parent-style-name="Normal">
      <style:paragraph-properties fo:margin-top="0cm" fo:margin-bottom="0cm" style:contextual-spacing="false" fo:line-height="115%"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officeooo:paragraph-rsid="0027ead1" style:font-size-asian="10.5pt" style:font-name-complex="Arial1" style:font-size-complex="10.5pt"/>
    </style:style>
    <style:style style:name="P5" style:family="paragraph" style:parent-style-name="Normal">
      <style:paragraph-properties fo:margin-top="0cm" fo:margin-bottom="0cm" style:contextual-spacing="false" fo:line-height="115%" fo:text-align="justify" style:justify-single-word="false"/>
      <style:text-properties style:font-name="Xunta Sans" fo:font-size="10.5pt" officeooo:rsid="0005fc4b" officeooo:paragraph-rsid="0027ead1" style:font-size-asian="10.5pt" style:font-name-complex="Arial1" style:font-size-complex="10.5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officeooo:paragraph-rsid="0031cc27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Xunta Sans" fo:font-size="10.5pt" officeooo:paragraph-rsid="0027ead1" style:font-size-asian="10.5pt" style:font-size-complex="10.5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Xunta Sans" fo:font-size="10.5pt" officeooo:paragraph-rsid="0027ead1" style:font-size-asian="10.5pt" style:font-size-complex="10.5pt"/>
    </style:style>
    <style:style style:name="P9" style:family="paragraph" style:parent-style-name="Text_20_body" style:master-page-name="">
      <style:paragraph-properties fo:margin-top="0cm" fo:margin-bottom="0cm" style:contextual-spacing="false" fo:line-height="115%" style:page-number="auto"/>
      <style:text-properties style:font-name="Xunta Sans" fo:font-size="10.5pt" officeooo:paragraph-rsid="002dfa34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Xunta Sans" fo:font-size="10.5pt" officeooo:paragraph-rsid="0031cc27" style:font-size-asian="10.5pt" style:font-name-complex="Arial2" style:font-size-complex="10.5pt"/>
    </style:style>
    <style:style style:name="P11" style:family="paragraph" style:parent-style-name="Standard">
      <loext:graphic-properties draw:fill="none"/>
      <style:paragraph-properties fo:margin-left="0cm" fo:margin-right="0.499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Xunta Sans" fo:font-size="10.5pt" officeooo:paragraph-rsid="0027ead1" style:font-size-asian="10.5pt" style:font-name-complex="Arial2" style:font-size-complex="10.5pt"/>
    </style:style>
    <style:style style:name="P12" style:family="paragraph" style:parent-style-name="Text_20_body">
      <style:paragraph-properties fo:margin-top="0cm" fo:margin-bottom="0cm" style:contextual-spacing="false" fo:line-height="115%"/>
      <style:text-properties style:font-name="Xunta Sans" fo:font-size="10.5pt" fo:font-weight="normal" officeooo:paragraph-rsid="00264aae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31cc27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21e9f3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22a52d" style:font-size-asian="9pt" style:font-size-complex="9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2dfa34" style:font-size-asian="9pt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Xunta Sans" fo:font-size="9pt" officeooo:rsid="0005fc4b" officeooo:paragraph-rsid="0031cc27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Xunta Sans" fo:font-size="9pt" officeooo:rsid="0005fc4b" officeooo:paragraph-rsid="002dfa34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202020" officeooo:paragraph-rsid="0021e9f3" style:font-size-asian="9pt" style:font-size-complex="9pt"/>
    </style:style>
    <style:style style:name="P20" style:family="paragraph" style:parent-style-name="Footnote">
      <style:paragraph-properties fo:text-align="justify" style:justify-single-word="false"/>
      <style:text-properties fo:font-size="9pt" fo:font-weight="normal" officeooo:paragraph-rsid="0031cc27" style:font-size-asian="9pt" style:font-weight-asian="normal" style:font-size-complex="9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.4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30850e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Xunta Sans" fo:font-size="10.5pt" fo:letter-spacing="-0.004cm" fo:font-style="italic" fo:font-weight="normal" officeooo:paragraph-rsid="0031cc27" style:font-size-asian="10.5pt" style:font-style-asian="italic" style:font-weight-asian="normal" style:font-size-complex="10.5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/>
      <style:text-properties fo:color="#000000" loext:opacity="100%" style:font-name="Xunta Sans" fo:font-size="10.5pt" fo:letter-spacing="-0.004cm" fo:font-style="italic" fo:font-weight="normal" officeooo:paragraph-rsid="00264aae" style:font-size-asian="10.5pt" style:font-style-asian="italic" style:font-weight-asian="normal" style:font-size-complex="10.5pt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fo:color="#000000" loext:opacity="100%" style:font-name="Xunta Sans" fo:font-size="10.5pt" fo:letter-spacing="-0.004cm" fo:font-style="normal" fo:font-weight="bold" officeooo:paragraph-rsid="0031cc27" style:font-size-asian="10.5pt" style:font-style-asian="normal" style:font-weight-asian="bold" style:font-name-complex="Arial2" style:font-size-complex="10.5pt" style:font-style-complex="normal"/>
    </style:style>
    <style:style style:name="P25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fo:color="#000000" loext:opacity="100%" style:font-name="Xunta Sans" fo:font-size="10.5pt" fo:letter-spacing="normal" fo:font-style="normal" fo:font-weight="normal" officeooo:rsid="001af0b5" officeooo:paragraph-rsid="0027ead1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a52d" style:font-weight-asian="bold" style:font-weight-complex="bold"/>
    </style:style>
    <style:style style:name="T3" style:family="text">
      <style:text-properties fo:font-weight="bold" style:font-weight-asian="bold" style:font-name-complex="Arial2"/>
    </style:style>
    <style:style style:name="T4" style:family="text">
      <style:text-properties fo:font-weight="bold" style:font-weight-asian="bold" style:font-name-complex="Arial2" style:font-weight-complex="bold"/>
    </style:style>
    <style:style style:name="T5" style:family="text">
      <style:text-properties fo:font-weight="normal" officeooo:rsid="0022a52d" style:font-weight-asian="normal" style:font-weight-complex="normal"/>
    </style:style>
    <style:style style:name="T6" style:family="text">
      <style:text-properties fo:color="#000000" loext:opacity="100%" fo:letter-spacing="-0.004cm" fo:font-style="italic" style:font-style-asian="italic"/>
    </style:style>
    <style:style style:name="T7" style:family="text">
      <style:text-properties fo:color="#000000" loext:opacity="100%" fo:letter-spacing="-0.004cm" fo:font-weight="bold" style:font-weight-asian="bold" style:font-name-complex="Arial2"/>
    </style:style>
    <style:style style:name="T8" style:family="text">
      <style:text-properties fo:color="#000000" loext:opacity="100%" fo:letter-spacing="-0.004cm" style:font-name-complex="Arial2"/>
    </style:style>
    <style:style style:name="T9" style:family="text">
      <style:text-properties fo:color="#000000" loext:opacity="100%" fo:letter-spacing="normal" officeooo:rsid="0005fc4b" style:font-name-complex="Arial2"/>
    </style:style>
    <style:style style:name="T10" style:family="text">
      <style:text-properties fo:color="#000000" loext:opacity="100%" fo:letter-spacing="normal" officeooo:rsid="00047503" style:font-name-complex="Arial2"/>
    </style:style>
    <style:style style:name="T11" style:family="text">
      <style:text-properties fo:color="#000000" loext:opacity="100%" fo:letter-spacing="normal" officeooo:rsid="0035f107" style:font-name-complex="Arial2"/>
    </style:style>
    <style:style style:name="T12" style:family="text">
      <style:text-properties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loext:opacity="100%" fo:letter-spacing="normal" fo:font-style="normal" fo:font-weight="normal" officeooo:rsid="001af0b5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fo:letter-spacing="normal" fo:font-style="normal" fo:font-weight="normal" style:font-style-asian="normal" style:font-weight-asian="normal" style:font-name-complex="Arial1" style:font-style-complex="normal" style:font-weight-complex="normal"/>
    </style:style>
    <style:style style:name="T15" style:family="text">
      <style:text-properties fo:color="#000000" loext:opacity="100%" fo:letter-spacing="normal" fo:font-weight="bold" officeooo:rsid="0005fc4b" style:font-weight-asian="bold" style:font-name-complex="Arial2"/>
    </style:style>
    <style:style style:name="T16" style:family="text">
      <style:text-properties fo:color="#000000" loext:opacity="100%" fo:letter-spacing="-0.023cm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letter-spacing="-0.002cm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letter-spacing="-0.026cm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fo:letter-spacing="-0.026cm" fo:font-style="normal" fo:font-weight="normal" officeooo:rsid="001af0b5" style:font-style-asian="normal" style:font-weight-asian="normal" style:font-style-complex="normal" style:font-weight-complex="normal"/>
    </style:style>
    <style:style style:name="T20" style:family="text">
      <style:text-properties fo:color="#000000" loext:opacity="100%" fo:letter-spacing="-0.025cm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Xunta Sans" fo:font-size="10.5pt" style:font-size-asian="10.5pt" style:font-size-complex="10.5pt"/>
    </style:style>
    <style:style style:name="T22" style:family="text">
      <style:text-properties style:font-name="Xunta Sans" fo:font-size="10.5pt" officeooo:rsid="002d13bc" style:font-size-asian="10.5pt" style:font-size-complex="10.5pt"/>
    </style:style>
    <style:style style:name="T23" style:family="text">
      <style:text-properties style:font-name="Xunta Sans" fo:font-size="10.5pt" officeooo:rsid="001af0b5" style:font-size-asian="10.5pt" style:font-size-complex="10.5pt"/>
    </style:style>
    <style:style style:name="T24" style:family="text">
      <style:text-properties style:font-name="Xunta Sans" fo:font-size="10.5pt" officeooo:rsid="00264aae" style:font-size-asian="10.5pt" style:font-size-complex="10.5pt"/>
    </style:style>
    <style:style style:name="T25" style:family="text">
      <style:text-properties style:font-name="Xunta Sans" fo:font-size="10.5pt" style:font-size-asian="10.5pt" style:font-name-complex="Arial2" style:font-size-complex="10.5pt"/>
    </style:style>
    <style:style style:name="T26" style:family="text">
      <style:text-properties style:font-name="Xunta Sans" fo:font-size="10.5pt" officeooo:rsid="00089d02" style:font-size-asian="10.5pt" style:font-name-complex="Arial2" style:font-size-complex="10.5pt"/>
    </style:style>
    <style:style style:name="T27" style:family="text">
      <style:text-properties style:font-name="Xunta Sans" fo:font-size="10.5pt" officeooo:rsid="00026b68" style:font-size-asian="10.5pt" style:font-name-complex="Arial2" style:font-size-complex="10.5pt"/>
    </style:style>
    <style:style style:name="T28" style:family="text">
      <style:text-properties style:font-name="Xunta Sans" fo:font-size="10.5pt" officeooo:rsid="0005c4ab" style:font-size-asian="10.5pt" style:font-name-complex="Arial2" style:font-size-complex="10.5pt"/>
    </style:style>
    <style:style style:name="T29" style:family="text">
      <style:text-properties style:font-name="Xunta Sans" fo:font-size="10.5pt" officeooo:rsid="000a8745" style:font-size-asian="10.5pt" style:font-name-complex="Arial2" style:font-size-complex="10.5pt"/>
    </style:style>
    <style:style style:name="T30" style:family="text">
      <style:text-properties officeooo:rsid="002ffac6"/>
    </style:style>
    <style:style style:name="T31" style:family="text">
      <style:text-properties officeooo:rsid="0031cc27"/>
    </style:style>
    <style:style style:name="T32" style:family="text">
      <style:text-properties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1"><text:span text:style-name="Fuente_20_de_20_párrafo_20_predeter."><text:span text:style-name="T21">___________________________________________, con </text:span></text:span><text:span text:style-name="Fuente_20_de_20_párrafo_20_predeter."><text:span text:style-name="T22">NIF</text:span></text:span><text:span text:style-name="Fuente_20_de_20_párrafo_20_predeter."><text:span text:style-name="T21"> </text:span></text:span><text:span text:style-name="Fuente_20_de_20_párrafo_20_predeter."><text:span text:style-name="T23">núm. </text:span></text:span><text:span text:style-name="Fuente_20_de_20_párrafo_20_predeter."><text:span text:style-name="T21"><text:s/>__________________, titular da Secretaría </text:span></text:span><text:span text:style-name="Fuente_20_de_20_párrafo_20_predeter."><text:span text:style-name="T24">da entidade deportiva:</text:span></text:span><text:span text:style-name="Fuente_20_de_20_párrafo_20_predeter."><text:span text:style-name="T21"> __________________________________, </text:span></text:span><text:span text:style-name="Fuente_20_de_20_párrafo_20_predeter."><text:span text:style-name="T25">con </text:span></text:span><text:span text:style-name="Fuente_20_de_20_párrafo_20_predeter."><text:span text:style-name="T26">N</text:span></text:span><text:span text:style-name="Fuente_20_de_20_párrafo_20_predeter."><text:span text:style-name="T25">IF ________________, inscrita no Rexistro de </text:span></text:span><text:span text:style-name="Fuente_20_de_20_párrafo_20_predeter."><text:span text:style-name="T27">Entidades Deportivas de Galicia </text:span></text:span><text:span text:style-name="Fuente_20_de_20_párrafo_20_predeter."><text:span text:style-name="T25"><text:s/>con núm. de inscrición: _________, </text:span></text:span><text:span text:style-name="Fuente_20_de_20_párrafo_20_predeter."><text:span text:style-name="T28">de acordo co art.26 do DECRETO 85/2014, de 3 de xu</text:span></text:span><text:span text:style-name="Fuente_20_de_20_párrafo_20_predeter."><text:span text:style-name="T29">llo</text:span></text:span><text:span text:style-name="Fuente_20_de_20_párrafo_20_predeter."><text:span text:style-name="T28">, polo que se aproba o Regulamento do Rexistro de Entidades Deportivas de Galicia. </text:span></text:span></text:p>
      <text:p text:style-name="P9"/>
      <text:p text:style-name="P12">CERTIFICO:<text:span text:style-name="T6"> </text:span></text:p>
      <text:p text:style-name="P24"/>
      <text:p text:style-name="P3"><text:span text:style-name="T7">Primeiro</text:span><text:span text:style-name="T8">: Que con data ___________________ </text:span><text:span text:style-name="T7">cesaron</text:span><text:span text:style-name="T7"><text:note text:id="ftn1" text:note-class="footnote"><text:note-citation>1</text:note-citation><text:note-body><text:p text:style-name="P20">No caso de non <text:span text:style-name="T31">achegar</text:span> a sinatura das persoas saíntes, deberán acompañar xustificación suficiente de tal circunstancia.</text:p></text:note-body></text:note></text:span><text:span text:style-name="T7"> </text:span><text:span text:style-name="T8">como integrantes da xunta directiva as persoas que a continuación se sinalan:</text:span></text:p>
      <text:p text:style-name="P2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<text:span text:style-name="T5">Nome e apelidos</text:span><text:span text:style-name="T2"> </text:span><text:span text:style-name="T1">Presidente/a</text:span>:</text:p>
            <text:p text:style-name="P13">NIF:</text:p>
            <text:p text:style-name="P13"/>
          </table:table-cell>
          <table:table-cell table:style-name="Tabla3.B1" office:value-type="string">
            <text:p text:style-name="P17"><text:span text:style-name="T30"><text:s/></text:span>(sinatura <text:span text:style-name="T31">do titular saínte</text:span>)</text:p>
          </table:table-cell>
        </table:table-row>
        <table:table-row>
          <table:table-cell table:style-name="Tabla3.A2" office:value-type="string">
            <text:p text:style-name="P13"><text:span text:style-name="T5">Nome e apelidos </text:span><text:span text:style-name="T1">Vicepresidente/a</text:span>:</text:p>
            <text:p text:style-name="P13">NIF:</text:p>
            <text:p text:style-name="P13"/>
          </table:table-cell>
          <table:table-cell table:style-name="Tabla3.B2" office:value-type="string">
            <text:p text:style-name="P17"><text:span text:style-name="T30"><text:s/></text:span>(sinatura <text:span text:style-name="T31">do titular saínte</text:span>)</text:p>
          </table:table-cell>
        </table:table-row>
        <table:table-row>
          <table:table-cell table:style-name="Tabla3.A2" office:value-type="string">
            <text:p text:style-name="P13"><text:span text:style-name="T5">Nome e apelidos </text:span><text:span text:style-name="T1">Secretario/a:</text:span></text:p>
            <text:p text:style-name="P13">NIF:</text:p>
            <text:p text:style-name="P13"/>
          </table:table-cell>
          <table:table-cell table:style-name="Tabla3.B2" office:value-type="string">
            <text:p text:style-name="P17"><text:span text:style-name="T30"><text:s/></text:span>(sinatura <text:span text:style-name="T31">do titular saínte</text:span>)</text:p>
          </table:table-cell>
        </table:table-row>
        <table:table-row>
          <table:table-cell table:style-name="Tabla3.A2" office:value-type="string">
            <text:p text:style-name="P13"><text:span text:style-name="T5">Nome e apelidos</text:span><text:span text:style-name="T1">Tesoureiro/a</text:span>:</text:p>
            <text:p text:style-name="P13">NIF:</text:p>
            <text:p text:style-name="P13"/>
          </table:table-cell>
          <table:table-cell table:style-name="Tabla3.B2" office:value-type="string">
            <text:p text:style-name="P17"><text:span text:style-name="T30"><text:s/></text:span>(sinatura <text:span text:style-name="T31">do titular saínte</text:span>)</text:p>
          </table:table-cell>
        </table:table-row>
        <table:table-row>
          <table:table-cell table:style-name="Tabla3.A2" office:value-type="string">
            <text:p text:style-name="P13"><text:span text:style-name="T5">Nome e apelidos </text:span><text:span text:style-name="T1">Vogal</text:span>:</text:p>
            <text:p text:style-name="P13">NIF:</text:p>
            <text:p text:style-name="P13"/>
          </table:table-cell>
          <table:table-cell table:style-name="Tabla3.B2" office:value-type="string">
            <text:p text:style-name="P17"><text:span text:style-name="T30"><text:s/></text:span>(sinatura <text:span text:style-name="T31">do titular saínte</text:span>)</text:p>
          </table:table-cell>
        </table:table-row>
        <table:table-row>
          <table:table-cell table:style-name="Tabla3.A2" office:value-type="string">
            <text:p text:style-name="P13"><text:span text:style-name="T5">Nome e apelidos </text:span><text:span text:style-name="T1">Vogal</text:span>:</text:p>
            <text:p text:style-name="P13">NIF:</text:p>
            <text:p text:style-name="P13"/>
          </table:table-cell>
          <table:table-cell table:style-name="Tabla3.B2" office:value-type="string">
            <text:p text:style-name="P17"><text:span text:style-name="T30"><text:s/></text:span>(sinatura <text:span text:style-name="T31">do titular saínte</text:span>)</text:p>
          </table:table-cell>
        </table:table-row>
      </table:table>
      <text:p text:style-name="P22"/>
      <text:p text:style-name="P6"><text:span text:style-name="T3">Segundo.</text:span><text:span text:style-name="T32"> Que o día ____ de ______________ do ano ______, ás ______ horas, c</text:span><text:span text:style-name="T4">elebrouse asemblea xeral</text:span><text:span text:style-name="T9"> </text:span><text:span text:style-name="T11">na que se aprobou a modificación da</text:span><text:span text:style-name="T15"> Xunta Directiva</text:span><text:span text:style-name="T9"> <text:s/>que a continuación se sinala:</text:span>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<text:span text:style-name="T5">Nome e apelidos</text:span><text:span text:style-name="T2"> </text:span><text:span text:style-name="T1">Presidente/a</text:span>:</text:p>
            <text:p text:style-name="P14">NIF:</text:p>
            <text:p text:style-name="P19">Domicilo:</text:p>
            <text:p text:style-name="P14">Teléfono:</text:p>
            <text:p text:style-name="P14">Correo electrónico:</text:p>
          </table:table-cell>
          <table:table-cell table:style-name="Tabla1.B1" office:value-type="string">
            <text:p text:style-name="P18"><text:span text:style-name="T30">Acepta o nomeamento </text:span>(sinatura)</text:p>
          </table:table-cell>
        </table:table-row>
        <table:table-row>
          <table:table-cell table:style-name="Tabla1.A2" office:value-type="string">
            <text:p text:style-name="P15"><text:span text:style-name="T5">Nome e apelidos </text:span><text:span text:style-name="T1">Vicepresidente/a</text:span>:</text:p>
            <text:p text:style-name="P14">NIF:</text:p>
            <text:p text:style-name="P19">Domicilo:</text:p>
            <text:p text:style-name="P14">Teléfono:</text:p>
            <text:p text:style-name="P14">Correo electrónico:</text:p>
          </table:table-cell>
          <table:table-cell table:style-name="Tabla1.B2" office:value-type="string">
            <text:p text:style-name="P18"><text:span text:style-name="T30">Acepta o nomeamento </text:span>(sinatura)</text:p>
          </table:table-cell>
        </table:table-row>
        <table:table-row>
          <table:table-cell table:style-name="Tabla1.A2" office:value-type="string">
            <text:p text:style-name="P15"><text:span text:style-name="T5">Nome e apelidos </text:span><text:span text:style-name="T1">Secretario/a:</text:span></text:p>
            <text:p text:style-name="P14">NIF:</text:p>
            <text:p text:style-name="P19">Domicilo:</text:p>
            <text:p text:style-name="P14">Teléfono:</text:p>
            <text:p text:style-name="P14">Correo electrónico:</text:p>
            <text:p text:style-name="P14"/>
          </table:table-cell>
          <table:table-cell table:style-name="Tabla1.B2" office:value-type="string">
            <text:p text:style-name="P16">(<text:span text:style-name="T30">Acepta o nomeamento </text:span>(sinatura)</text:p>
          </table:table-cell>
        </table:table-row>
        <table:table-row>
          <table:table-cell table:style-name="Tabla1.A2" office:value-type="string">
            <text:p text:style-name="P15"><text:span text:style-name="T5">Nome e apelidos</text:span><text:span text:style-name="T1">Tesoureiro/a</text:span>:</text:p>
            <text:p text:style-name="P14">NIF:</text:p>
            <text:p text:style-name="P19">Domicilo:</text:p>
            <text:p text:style-name="P14">Teléfono:</text:p>
            <text:p text:style-name="P14">Correo electrónico:</text:p>
          </table:table-cell>
          <table:table-cell table:style-name="Tabla1.B2" office:value-type="string">
            <text:p text:style-name="P18"><text:span text:style-name="T30">Acepta o nomeamento </text:span>(sinatura)</text:p>
          </table:table-cell>
        </table:table-row>
        <table:table-row>
          <table:table-cell table:style-name="Tabla1.A2" office:value-type="string">
            <text:p text:style-name="P15"><text:span text:style-name="T5">Nome e apelidos </text:span><text:span text:style-name="T1">Vogal</text:span>:</text:p>
            <text:p text:style-name="P14"><text:soft-page-break/>NIF:</text:p>
            <text:p text:style-name="P19">Domicilo:</text:p>
            <text:p text:style-name="P14">Teléfono:</text:p>
            <text:p text:style-name="P14">Correo electrónico:</text:p>
          </table:table-cell>
          <table:table-cell table:style-name="Tabla1.B2" office:value-type="string">
            <text:p text:style-name="P18"><text:span text:style-name="T30">Acepta o nomeamento </text:span>(sinatura)</text:p>
          </table:table-cell>
        </table:table-row>
        <table:table-row>
          <table:table-cell table:style-name="Tabla1.A2" office:value-type="string">
            <text:p text:style-name="P15"><text:span text:style-name="T5">Nome e apelidos </text:span><text:span text:style-name="T1">Vogal</text:span>:</text:p>
            <text:p text:style-name="P14">NIF:</text:p>
            <text:p text:style-name="P19">Domicilo:</text:p>
            <text:p text:style-name="P14">Teléfono:</text:p>
            <text:p text:style-name="P14">Correo electrónico:</text:p>
          </table:table-cell>
          <table:table-cell table:style-name="Tabla1.B2" office:value-type="string">
            <text:p text:style-name="P18"><text:span text:style-name="T30">Acepta o nomeamento </text:span>(sinatura)</text:p>
          </table:table-cell>
        </table:table-row>
      </table:table>
      <text:p text:style-name="P25"/>
      <text:p text:style-name="P7"><text:span text:style-name="T13">E para que así conste, </text:span><text:span text:style-name="T12">asino</text:span><text:span text:style-name="T18"> </text:span><text:span text:style-name="T12">a</text:span><text:span text:style-name="T20"> </text:span><text:span text:style-name="T12">presente</text:span><text:span text:style-name="T18"> </text:span><text:span text:style-name="T19">certificación </text:span><text:span text:style-name="T17">en</text:span><text:span text:style-name="T16"> </text:span><text:span text:style-name="T14"><text:s/>____________________ , a ____ de ______________ de 20__</text:span></text:p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O/A Secretario/-a</text:p>
            <text:p text:style-name="P4"/>
            <text:p text:style-name="P4"/>
            <text:p text:style-name="P4"/>
            <text:p text:style-name="P4">Asdo.: ______________________________</text:p>
          </table:table-cell>
          <table:table-cell table:style-name="Tabla2.A1" office:value-type="string">
            <text:p text:style-name="P4">Visto e Prace,</text:p>
            <text:p text:style-name="P4">O/A Presidente/-a</text:p>
            <text:p text:style-name="P4"/>
            <text:p text:style-name="P4"/>
            <text:p text:style-name="P4">Asdo.: _____________________________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unta Sans" svg:font-family="'Xunta Sans'" style:font-family-generic="modern" style:font-pitch="variable"/>
    <style:font-face style:name="Xunta Sans1" svg:font-family="'Xunta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Xunta Sans1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Xunta Sans1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Xunta Sans1" fo:font-family="'Xunta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Xunta Sans1" fo:font-family="'Xunta Sans'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Xunta Sans1" fo:font-family="'Xunta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Xunta Sans1" fo:font-family="'Xunta Sans'" style:font-family-generic="swiss" style:font-size-asian="12pt" style:font-name-complex="Arial Unicode MS" style:font-family-complex="'Arial Unicode M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swiss" fo:font-size="12pt" style:font-size-asian="12pt"/>
    </style:style>
    <style:style style:name="Pa4" style:family="paragraph" style:parent-style-name="Default" style:default-outline-level="">
      <style:paragraph-properties style:line-height-at-least="0.39cm"/>
    </style:style>
    <style:style style:name="Pa5" style:family="paragraph" style:parent-style-name="Default" style:default-outline-level="">
      <style:paragraph-properties style:line-height-at-least="0.39cm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font-size="12pt" fo:language="gl" fo:country="ES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1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7-17T15:27:00</meta:creation-date>
    <dc:date>2024-06-12T14:16:30.752000000</dc:date>
    <meta:editing-duration>P2DT7H34M25S</meta:editing-duration>
    <meta:editing-cycles>24</meta:editing-cycles>
    <meta:generator>LibreOffice/7.5.9.2$Windows_X86_64 LibreOffice_project/cdeefe45c17511d326101eed8008ac4092f278a9</meta:generator>
    <dc:title>Decreto DOG Viernes, 18 de julio de 2014</dc:title>
    <meta:initial-creator>Vicepresidencia y Consellería de Presidencia, Administraciones Públicas y Justicia</meta:initial-creator>
    <dc:subject>Diario Oficial de Galicia - DOG - VersiónCastellano núm 136 Viernes, 18 de julio de 2014</dc:subject>
    <meta:document-statistic meta:table-count="3" meta:image-count="0" meta:object-count="0" meta:page-count="2" meta:paragraph-count="65" meta:word-count="277" meta:character-count="2041" meta:non-whitespace-character-count="1817"/>
  </office:meta>
</office:document-meta>
</file>